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4" style:family="text">
      <style:text-properties officeooo:rsid="0008373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779410" text:style-name="L6">
        <text:list-item>
          <text:p text:style-name="P3">Escreva uma <text:span text:style-name="Emphasis"><text:span text:style-name="T1">query</text:span></text:span> para exibir a string "This is SQL Exercise, Practice and Solution".</text:p>
          <text:p text:style-name="P3">SELECT "This is SQL Exercise, Practice and Solution";</text:p>
        </text:list-item>
        <text:list-item>
          <text:p text:style-name="P1">Escreva uma <text:span text:style-name="Emphasis"><text:span text:style-name="T1">query</text:span></text:span> para exibir três números em três colunas.</text:p>
          <text:p text:style-name="P1">SELECT 1 AS 'primeiro_numero', 2 AS 'segundo_numero', 3 AS 'terceiro_numero';</text:p>
        </text:list-item>
        <text:list-item>
          <text:p text:style-name="P1">Escreva uma <text:span text:style-name="Emphasis"><text:span text:style-name="T1">query</text:span></text:span> para exibir a soma dos números 10 e 15.</text:p>
          <text:p text:style-name="P1">SELECT 10 + 15;</text:p>
        </text:list-item>
        <text:list-item>
          <text:p text:style-name="P1">Escreva uma <text:span text:style-name="Emphasis"><text:span text:style-name="T1">query</text:span></text:span> para exibir o resultado de uma expressão aritmética qualquer.</text:p>
          <text:p text:style-name="P1">SELECT (3 * 4) + 12;</text:p>
        </text:list-item>
        <text:list-item>
          <text:p text:style-name="P1">Escreva uma <text:span text:style-name="Emphasis"><text:span text:style-name="T1">query</text:span></text:span> para exibir todas as informações de todos os cientistas.</text:p>
          <text:p text:style-name="P1">SELECT * FROM Scientists.Scientists;</text:p>
        </text:list-item>
        <text:list-item>
          <text:p text:style-name="P1">Escreva uma <text:span text:style-name="Emphasis"><text:span text:style-name="T1">query</text:span></text:span> para exibir o nome como "nome_do_projeto" e as horas como "tempo_de_trabalho" de cada projeto.</text:p>
          <text:p text:style-name="P1">SELECT name AS 'nome_do_projeto', hours AS 'tempo_de_trabalho' FROM Scientists.Projects;</text:p>
        </text:list-item>
        <text:list-item>
          <text:p text:style-name="P1">Escreva uma <text:span text:style-name="Emphasis"><text:span text:style-name="T1">query</text:span></text:span> para exibir o nome dos cientistas em ordem alfabética.</text:p>
          <text:p text:style-name="P1">SELECT name FROM Scientists.Scientists ORDER BY name;</text:p>
        </text:list-item>
        <text:list-item>
          <text:p text:style-name="P1">Escreva uma <text:span text:style-name="Emphasis"><text:span text:style-name="T1">query</text:span></text:span> para exibir o nome dos projetos em ordem alfabética descendente.</text:p>
          <text:p text:style-name="P1">SELECT name FROM Scientists.Projects ORDER BY name DESC;</text:p>
        </text:list-item>
        <text:list-item>
          <text:p text:style-name="P1">Escreva uma <text:span text:style-name="Emphasis"><text:span text:style-name="T1">query</text:span></text:span> que exiba a string "O projeto <text:span text:style-name="Source_20_Text"><text:span text:style-name="T2">name</text:span></text:span> precisou de <text:span text:style-name="Source_20_Text"><text:span text:style-name="T2">hours</text:span></text:span> horas para ser concluído." para cada projeto.</text:p>
          <text:p text:style-name="P1">SELECT CONCAT("O projeto ", name, " precisou de ", hours, "horas para ser concluido") AS resultado FROM Projects;</text:p>
        </text:list-item>
        <text:list-item>
          <text:p text:style-name="P1">Escreva uma <text:span text:style-name="Emphasis"><text:span text:style-name="T1">query</text:span></text:span> para exibir o nome e as horas dos três projetos com a maior quantidade de horas.</text:p>
          <text:p text:style-name="P1">SELECT CONCAT('O projeto ', name, ' levou ', hours, ' horas') FROM Projects ORDER BY hours DESC LIMIT 3;</text:p>
        </text:list-item>
        <text:list-item>
          <text:p text:style-name="P1">Escreva uma <text:span text:style-name="Emphasis"><text:span text:style-name="T1">query</text:span></text:span> para exibir o código de todos os projetos da tabela <text:span text:style-name="Source_20_Text"><text:span text:style-name="T2">AssignedTo</text:span></text:span> sem que haja repetições.</text:p>
          <text:p text:style-name="P1">SELECT DISTINCT project FROM AssignedTo;</text:p>
        </text:list-item>
        <text:list-item>
          <text:p text:style-name="P1">Escreva uma <text:span text:style-name="Emphasis"><text:span text:style-name="T1">query</text:span></text:span> para exibir o nome do projeto com maior quantidade de horas.</text:p>
          <text:p text:style-name="P1">SELECT CONCAT('O projeto com maior número de horas é: ', name) FROM Projects ORDER BY hours DESC LIMIT 1;</text:p>
        </text:list-item>
        <text:list-item>
          <text:p text:style-name="P1">Escreva uma <text:span text:style-name="Emphasis"><text:span text:style-name="T1">query</text:span></text:span> para exibir o nome do segundo projeto com menor quantidade de horas.</text:p>
          <text:p text:style-name="P1">SELECT CONCAT('O segundo projeto com menor quantidade de horas é: ', name) FROM Projects ORDER BY hours LIMIT 1 OFFSET 1;</text:p>
        </text:list-item>
        <text:list-item>
          <text:p text:style-name="P1">Escreva uma <text:span text:style-name="Emphasis"><text:span text:style-name="T1">query</text:span></text:span> para exibir todas as informações dos cinco projetos com a menor quantidade de horas.</text:p>
          <text:p text:style-name="P1">SELECT * FROM Projects ORDER BY hours LIMIT 5;</text:p>
        </text:list-item>
        <text:list-item>
          <text:p text:style-name="P1">Escreva uma <text:span text:style-name="Emphasis"><text:span text:style-name="T1">query</text:span></text:span> que exiba a string "Existem <text:span text:style-name="Source_20_Text"><text:span text:style-name="T2">Number</text:span></text:span> cientistas na tabela Scientists.", em que <text:span text:style-name="Source_20_Text"><text:span text:style-name="T2">Number</text:span></text:span> se refira a quantidade de ci<text:span text:style-name="T4">q</text:span>entistas.</text:p>
          <text:p text:style-name="P1">SELECT CONCAT('Existem ', CAST(COUNT(SSN) AS char), ' cientistas na tabela Scientists.') AS resultado FROM Scientists;</text:p>
        </text:list-item>
      </text:list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8:16:37.698643937</meta:creation-date>
    <dc:date>2022-07-13T19:52:33.931689977</dc:date>
    <meta:editing-duration>PT25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404" meta:character-count="2426" meta:non-whitespace-character-count="2067"/>
  </office:meta>
</office:document-meta>
</file>